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DF0000003EAA95D984EB5E3E2D.png" manifest:media-type="image/png"/>
  <manifest:file-entry manifest:full-path="Pictures/10000000000000DB000000DC3BD9BE67129630B4.jpg" manifest:media-type="image/jpe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alibri" svg:font-family="Calibri"/>
    <style:font-face style:name="OpenSymbol" svg:font-family="OpenSymbol"/>
    <style:font-face style:name="Tahoma1" svg:font-family="Tahoma"/>
    <style:font-face style:name="proxima-nova" svg:font-family="proxima-nova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Palatino"/>
    </style:style>
    <style:style style:name="P2" style:family="paragraph" style:parent-style-name="Header">
      <style:paragraph-properties fo:text-align="start" style:justify-single-word="false"/>
      <style:text-properties style:font-name="Palatino" fo:font-size="11pt" fo:font-weight="bold" officeooo:rsid="001675a9" officeooo:paragraph-rsid="001675a9" style:font-size-asian="11pt" style:font-weight-asian="bold" style:font-size-complex="11pt" style:font-weight-complex="bold"/>
    </style:style>
    <style:style style:name="P3" style:family="paragraph" style:parent-style-name="Header">
      <style:paragraph-properties fo:text-align="start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Palatino"/>
    </style:style>
    <style:style style:name="P6" style:family="paragraph" style:parent-style-name="Standard">
      <style:paragraph-properties fo:text-align="justify" style:justify-single-word="false"/>
      <style:text-properties style:font-name="Palatino" style:text-underline-style="solid" style:text-underline-width="auto" style:text-underline-color="font-color"/>
    </style:style>
    <style:style style:name="P7" style:family="paragraph" style:parent-style-name="Standard">
      <style:paragraph-properties fo:text-align="justify" style:justify-single-word="false"/>
      <style:text-properties style:font-name="Palatino" fo:font-style="normal" style:text-underline-style="none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18e350" officeooo:paragraph-rsid="0018e350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1d740c" officeooo:paragraph-rsid="001d740c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Palatino" style:text-underline-style="none" fo:font-weight="bold" officeooo:rsid="00240784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paragraph-rsid="001d740c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Palatino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paragraph-rsid="0016f0ca" style:font-style-asian="normal" style:font-style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16f0ca" officeooo:paragraph-rsid="0016f0ca" style:font-style-asian="normal" style:font-style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1c3f92" officeooo:paragraph-rsid="001c3f92" style:font-style-asian="normal" style:font-style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1c3f92" officeooo:paragraph-rsid="0018e350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1c3f92" officeooo:paragraph-rsid="0018e350" style:font-style-asian="normal" style:font-style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18e350" officeooo:paragraph-rsid="0018e350" style:font-style-asian="normal" style:font-style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23bd99" officeooo:paragraph-rsid="0023bd99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244c77" officeooo:paragraph-rsid="00244c77" style:font-style-asian="normal" style:font-style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officeooo:paragraph-rsid="001b2411"/>
    </style:style>
    <style:style style:name="P22" style:family="paragraph" style:parent-style-name="Header">
      <style:paragraph-properties fo:text-align="start" style:justify-single-word="false"/>
      <style:text-properties style:font-name="Palatino" fo:font-size="11pt" style:font-size-asian="11pt" style:font-size-complex="11pt"/>
    </style:style>
    <style:style style:name="P23" style:family="paragraph" style:parent-style-name="Header">
      <style:paragraph-properties fo:text-align="start" style:justify-single-word="false"/>
      <style:text-properties style:font-name="Palatino" fo:font-size="11pt" officeooo:rsid="00244c77" officeooo:paragraph-rsid="00244c77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75a9"/>
    </style:style>
    <style:style style:name="T3" style:family="text">
      <style:text-properties fo:font-style="italic" officeooo:rsid="0016f0ca" style:font-style-asian="italic" style:font-style-complex="italic"/>
    </style:style>
    <style:style style:name="T4" style:family="text">
      <style:text-properties officeooo:rsid="0016f0ca"/>
    </style:style>
    <style:style style:name="T5" style:family="text">
      <style:text-properties officeooo:rsid="001b2411"/>
    </style:style>
    <style:style style:name="T6" style:family="text">
      <style:text-properties style:font-name="Palatino" fo:font-style="normal" style:text-underline-style="none" officeooo:rsid="001b2411" style:font-style-asian="normal" style:font-style-complex="normal"/>
    </style:style>
    <style:style style:name="T7" style:family="text">
      <style:text-properties style:font-name="Palatino" fo:font-style="normal" style:text-underline-style="none" officeooo:rsid="001d740c" style:font-style-asian="normal" style:font-style-complex="normal"/>
    </style:style>
    <style:style style:name="T8" style:family="text">
      <style:text-properties style:font-name="Palatino" fo:font-style="normal" style:text-underline-style="none" officeooo:rsid="0023bd99" style:font-style-asian="normal" style:font-style-complex="normal"/>
    </style:style>
    <style:style style:name="T9" style:family="text">
      <style:text-properties style:font-name="Palatino" fo:font-style="normal" style:text-underline-style="none" officeooo:rsid="00244c77" style:font-style-asian="normal" style:font-style-complex="normal"/>
    </style:style>
    <style:style style:name="T10" style:family="text">
      <style:text-properties officeooo:rsid="001c3f92"/>
    </style:style>
    <style:style style:name="T11" style:family="text">
      <style:text-properties officeooo:rsid="00202aa3"/>
    </style:style>
    <style:style style:name="T12" style:family="text">
      <style:text-properties officeooo:rsid="00244c77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6">Objetivo:</text:p>
      <text:p text:style-name="P5"/>
      <text:list xml:id="list4115610528" text:style-name="L1">
        <text:list-item>
          <text:p text:style-name="P12"><text:span text:style-name="T2">Consolidar los conocimientos adquiridos en clase para desarrollar simulaciones</text:span>.</text:p>
        </text:list-item>
      </text:list>
      <text:p text:style-name="P5"/>
      <text:p text:style-name="P6">Enunciado:</text:p>
      <text:p text:style-name="P7"/>
      <text:list xml:id="list473621280" text:style-name="L2">
        <text:list-item>
          <text:p text:style-name="P13"><text:span text:style-name="T4">Diseñe y desarrolle un modelo y/o </text:span><text:span text:style-name="T3">script</text:span><text:span text:style-name="T4"> que permita simular el siguiente caso real:</text:span></text:p>
          <text:list>
            <text:list-item>
              <text:p text:style-name="P21"><text:span text:style-name="T8">Investigar los</text:span><text:span text:style-name="T6"> datos de l</text:span><text:span text:style-name="T8">os paises</text:span><text:span text:style-name="T6"> contigad</text:span><text:span text:style-name="T8">o</text:span><text:span text:style-name="T6">s por COVID-19, </text:span><text:span text:style-name="T8">especialmente de latinoamerica </text:span><text:span text:style-name="T9">(menos Ecuador)</text:span><text:span text:style-name="T8">, </text:span><text:span text:style-name="T9">deberán</text:span><text:span text:style-name="T8"> escoger uno y que no se repita, </text:span><text:span text:style-name="T9">para ello</text:span><text:span text:style-name="T8"> se va a seleccionar el orden en el que publique dentro del foro “Tema prueba 1”, </text:span><text:span text:style-name="T6">con estos datos obtener los siguientes modelos:</text:span></text:p>
              <text:list>
                <text:list-item>
                  <text:p text:style-name="P14"><text:span text:style-name="T5">Generar un modelo matematico de prediccion para regresion lineal, exponencial, polinomico y logaritmico, de los nuevos contactos en la proxima semana (7 dias despues)</text:span>.</text:p>
                </text:list-item>
                <text:list-item>
                  <text:p text:style-name="P19">Generar un modelo probabilistico con los datos.</text:p>
                </text:list-item>
                <text:list-item>
                  <text:p text:style-name="P15">Finalmente, contrarestar los modelos matematicos y generar las siguientes conclusiones</text:p>
                  <text:list>
                    <text:list-item>
                      <text:p text:style-name="P15">Cual tiene una mejor prediccion</text:p>
                    </text:list-item>
                    <text:list-item>
                      <text:p text:style-name="P15">Ventajas y desventajas de los modelos.</text:p>
                    </text:list-item>
                    <text:list-item>
                      <text:p text:style-name="P19">Cual es el principal problema del modelo probabilistic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El proceso de simulación desarrollado deberá considerar los siguientes aspectos:</text:p>
          <text:list>
            <text:list-item>
              <text:p text:style-name="P18">Se debe establecer un modelo basado en <text:span text:style-name="T10">modelos matematicos y probabilisticos.</text:span></text:p>
            </text:list-item>
            <text:list-item>
              <text:p text:style-name="P18">El programa deberá generar gráficas que indiquen <text:span text:style-name="T11">la</text:span> <text:span text:style-name="T10">ecuacion matematica y probabilistica de tendencias.</text:span></text:p>
            </text:list-item>
            <text:list-item>
              <text:p text:style-name="P18">Deben calcularse las siguientes métricas:</text:p>
              <text:list>
                <text:list-item>
                  <text:p text:style-name="P16">Total de infectados dentro de 7 dias (matematico y probabilistico).</text:p>
                </text:list-item>
              </text:list>
            </text:list-item>
          </text:list>
        </text:list-item>
      </text:list>
      <text:p text:style-name="P17"/>
      <text:p text:style-name="P20">Finalmente, desarrollar dentor de un cuaderno de Jupyter Notebook, generar un PDF y subir al repositorio.</text:p>
      <text:p text:style-name="P20"/>
      <text:p text:style-name="P20">La fecha de entrega es 24/11/20 antes o igual de las 13:00.</text:p>
      <text:p text:style-name="P20"/>
      <text:p text:style-name="P20">Cualquier pregunta que tengan no olviden en realizar por cualquier medio electronico.</text:p>
      <text:p text:style-name="P20"/>
      <text:list xml:id="list143443790811728" text:continue-numbering="true" text:style-name="L2">
        <text:list-header>
          <text:p text:style-name="P15"/>
        </text:list-header>
      </text:list>
      <text:p text:style-name="P9">Referencias:</text:p>
      <text:p text:style-name="P9"/>
      <text:p text:style-name="P11"><text:span text:style-name="T7">[1] : </text:span><text:a xlink:type="simple" xlink:href="https://www.ncbi.nlm.nih.gov/pmc/articles/PMC6291769/" text:style-name="Internet_20_link" text:visited-style-name="Visited_20_Internet_20_Link">https://www.ncbi.nlm.nih.gov/pmc/articles/PMC6291769/</text:a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alibri" svg:font-family="Calibri"/>
    <style:font-face style:name="OpenSymbol" svg:font-family="OpenSymbol"/>
    <style:font-face style:name="Tahoma1" svg:font-family="Tahoma"/>
    <style:font-face style:name="proxima-nova" svg:font-family="proxima-nova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C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C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1" style:family="table">
      <style:table-properties style:width="7.0896in" fo:margin-left="0in" fo:margin-right="-0.0021in" table:align="margins"/>
    </style:style>
    <style:style style:name="Tabla1.A" style:family="table-column">
      <style:table-column-properties style:column-width="0.766in" style:rel-column-width="7083*"/>
    </style:style>
    <style:style style:name="Tabla1.B" style:family="table-column">
      <style:table-column-properties style:column-width="3.3181in" style:rel-column-width="30670*"/>
    </style:style>
    <style:style style:name="Tabla1.C" style:family="table-column">
      <style:table-column-properties style:column-width="3.0056in" style:rel-column-width="27782*"/>
    </style:style>
    <style:style style:name="Tabla1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style:font-name="Palatino"/>
    </style:style>
    <style:style style:name="MP2" style:family="paragraph" style:parent-style-name="Header">
      <style:paragraph-properties fo:text-align="start" style:justify-single-word="false"/>
      <style:text-properties style:font-name="Palatino" fo:font-size="11pt" fo:font-weight="bold" officeooo:rsid="001675a9" officeooo:paragraph-rsid="001675a9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start" style:justify-single-word="false"/>
      <style:text-properties style:font-name="Palatino" fo:font-size="11pt" style:font-size-asian="11pt" style:font-size-complex="11pt"/>
    </style:style>
    <style:style style:name="MP4" style:family="paragraph" style:parent-style-name="Header">
      <style:paragraph-properties fo:text-align="start" style:justify-single-word="false"/>
      <style:text-properties style:font-name="Palatino" fo:font-size="11pt" officeooo:rsid="00244c77" officeooo:paragraph-rsid="00244c77" style:font-size-asian="11pt" style:font-size-complex="11pt"/>
    </style:style>
    <style:style style:name="MP5" style:family="paragraph" style:parent-style-name="Table_20_Contents">
      <style:paragraph-properties fo:text-align="end" style:justify-single-word="false"/>
    </style:style>
    <style:style style:name="MP6" style:family="paragraph" style:parent-style-name="Header">
      <style:paragraph-properties fo:text-align="start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244c77"/>
    </style:style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61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office:value-type="string">
              <text:p text:style-name="MP1"><draw:frame draw:style-name="Mfr1" draw:name="gráficos2" text:anchor-type="as-char" svg:width="0.6472in" svg:height="0.65in" draw:z-index="0"><draw:image xlink:href="Pictures/10000000000000DB000000DC3BD9BE67129630B4.jpg" xlink:type="simple" xlink:show="embed" xlink:actuate="onLoad" loext:mime-type="image/jpeg"/></draw:frame></text:p>
            </table:table-cell>
            <table:table-cell table:style-name="Tabla1.A1" office:value-type="string">
              <text:p text:style-name="MP2">Simulación</text:p>
              <text:p text:style-name="MP3"><text:span text:style-name="MT1">Tema</text:span>: <text:span text:style-name="MT2">Predicción basados en modelos matematicos y probabilisticos.</text:span></text:p>
              <text:p text:style-name="MP4">Prueba Practica 1</text:p>
            </table:table-cell>
            <table:table-cell table:style-name="Tabla1.A1" office:value-type="string">
              <text:p text:style-name="MP5"><draw:frame draw:style-name="Mfr2" draw:name="gráficos1" text:anchor-type="as-char" svg:y="-0.3146in" svg:width="1.8555in" svg:height="0.4854in" draw:z-index="1"><draw:image xlink:href="Pictures/10000000000000DF0000003EAA95D984EB5E3E2D.png" xlink:type="simple" xlink:show="embed" xlink:actuate="onLoad" loext:mime-type="image/png"/></draw:frame></text:p>
            </table:table-cell>
          </table:table-row>
        </table:table>
        <text:p text:style-name="MP6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9T10:14:10</meta:creation-date>
    <dc:date>2020-11-23T14:34:41.775058312</dc:date>
    <meta:editing-duration>P5DT14H18M5S</meta:editing-duration>
    <meta:editing-cycles>52</meta:editing-cycles>
    <meta:generator>LibreOffice/6.2.7.1$Linux_X86_64 LibreOffice_project/20$Build-1</meta:generator>
    <meta:print-date>2010-09-13T17:05:45</meta:print-date>
    <meta:document-statistic meta:table-count="1" meta:image-count="2" meta:object-count="0" meta:page-count="1" meta:paragraph-count="27" meta:word-count="253" meta:character-count="1688" meta:non-whitespace-character-count="1474"/>
  </office:meta>
</office:document-meta>
</file>